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s.toDOMDocument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s.getTransform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s.getAttributeNS( Element el , String namespaceURI , String local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parse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injectNamespaces( Element domElement , NSContext n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NamespaceURIFromPrefix( Node context , String 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OMUtils.parse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s.findChildrenByName( Element parent , QName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s.parse( XMLStreamReader reader , Document doc , Node paren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DOMUtils.getQualifiedName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s.initDocument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s.declare( Element node , String uri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removeAttributes( Element target , boolean fla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Utils.getTextContent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s.throwIO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s.toList( Object n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ParentNamespaces( Element 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MUtils.findChildByName( Element parent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getNextSiblingElement( Element el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s.findChildByType( Element elem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s.domToStringLevel2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MUtils.domToString( 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MUtils.isNSAttribute( Attr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s.getFirstChildElement( Element e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findChildElementWithAttribute( Element elem , String attrName , String attr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NSPrefixFromNSAttr( Attr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countKids( Element elem , short nod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ElementCont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s.getChildCharacterData( Element parent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s.isXmlSchemaDocument( Document 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s.toDocumentFromStream( Stream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Utils.getDocument( Node contex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getElementQNam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isWsdlDocument( Document 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s.getBui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s.sourceToDOM( Source input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OMUtils.getQualifiedAttributeValue( Element el , String att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Utils.serialize( Element elmt , OutputStream o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Utils.prettyPrint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s.copyNSContext( Element source , Element d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Utils.isEmptyElement( Element 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Utils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s.getMyNamespaces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s.getAttribute( Element el ,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NodeQName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stringToDOM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s.removeChildren( Nod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s.getElementByID( Element el , String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s.getMyNSContext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s.pars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s.pancakeNamespaces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s.findChildByName( Element parent , QName name , boolean recurs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